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1349d" officeooo:paragraph-rsid="0011349d" style:font-size-asian="15pt" style:font-size-complex="15pt"/>
    </style:style>
    <style:style style:name="P2" style:family="paragraph" style:parent-style-name="Preformatted_20_Text">
      <style:text-properties fo:font-size="15pt" officeooo:rsid="0011349d" officeooo:paragraph-rsid="0011349d" style:font-size-asian="15pt" style:font-size-complex="15pt"/>
    </style:style>
    <style:style style:name="T1" style:family="text">
      <style:text-properties officeooo:rsid="00114f40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63 基隆的後花園</text:p>
        <text:p text:style-name="P1"/>
        <text:p text:style-name="P1">已經立春規個月矣，</text:p>
        <text:p text:style-name="P1">Í-king li̍p-tshun kui kò gue̍h --ah, </text:p>
        <text:p text:style-name="P1"/>
        <text:p text:style-name="P1">寒天的跤步猶原毋願行開跤，</text:p>
        <text:p text:style-name="P1">kuânn-thinn ê kha-pōo iu-guân m̄ guān kiânn-khui-kha, </text:p>
        <text:p text:style-name="P1"/>
        <text:p text:style-name="P1">寒流三不五時就來擾亂，</text:p>
        <text:p text:style-name="P1">hân-liû sam-put-gōo-sî tō lâi jiáu-luān, </text:p>
        <text:p text:style-name="P1"/>
        <text:p text:style-name="P1">雨嘛不時㴙㴙滴。</text:p>
        <text:p text:style-name="P1">hōo mā put-sî tsha̍p-tsha̍p-tih. </text:p>
        <text:p text:style-name="P1"/>
        <text:p text:style-name="P1">今仔日難得日頭阿公來相揣，</text:p>
        <text:p text:style-name="P1">Kin-á-ji̍t lân-tit ji̍t-thâu a-kong lâi sio-tshuē, </text:p>
        <text:p text:style-name="P1"/>
        <text:p text:style-name="P1">阿水叔仔招阮去peh山。</text:p>
        <text:p text:style-name="P1">A-tsuí-tsik--á tsio guán khì peh suann. </text:p>
        <text:p text:style-name="P1"/>
        <text:p text:style-name="P1">阮予厚衫束縛的身軀嘛親像予人放出籠的飛鳥仝款，</text:p>
        <text:p text:style-name="P1">Guán hōo kāu sann sok-pa̍k ê sin-khu mā tshin-tshiūnn hōo lâng pàng tshut lang ê pue-tsiáu kāng-khuán, </text:p>
        <text:p text:style-name="P1"/>
        <text:p text:style-name="P1">逐家的心情暢甲若飛佇天頂遐爾仔逍遙自在。</text:p>
        <text:p text:style-name="P1">ta̍k-ke ê sim-tsîng thiòng kah ná pue tī thinn-tíng hiah-nī-á siau-iâu tsū-tsāi.</text:p>
        <text:p text:style-name="P1"/>
        <text:p text:style-name="P1"/>
        <text:p text:style-name="P1"/>
        <text:p text:style-name="P1"/>
        <text:p text:style-name="P1">阮拄對石坎仔peh起去，</text:p>
        <text:p text:style-name="P1">Guán tú uì tsio̍h-khám-á peh --khí-khì, </text:p>
        <text:p text:style-name="P1"/>
        <text:p text:style-name="P1">隨傳來一陣一陣的歌聲，</text:p>
        <text:p text:style-name="P1">suî thuân-lâi tsi̍t-tsūn-tsi̍t-tsūn ê kua-siann, </text:p>
        <text:p text:style-name="P1"/>
        <text:p text:style-name="P1">透濫著陣陣的芳味。</text:p>
        <text:p text:style-name="P1">thàu-lām tio̍h tsūn-tsūn ê phang-bī. </text:p>
        <text:p text:style-name="P1"/>
        <text:p text:style-name="P1">有人佇涼亭仔跤唱#卡拉OK#；</text:p>
        <text:p text:style-name="P1">Ū lâng tī liâng-tîng-á-kha tshiùnn #卡拉 OK#;</text:p>
        <text:p text:style-name="P1"/>
        <text:p text:style-name="P1">有人佇烘肉區烘肉；</text:p>
        <text:p text:style-name="P1">ū lâng tī hang bah khu hang bah, </text:p>
        <text:p text:style-name="P1"/>
        <text:p text:style-name="P1">有人咧食茶開講，</text:p>
        <text:p text:style-name="P1">ū lâng teh tsia̍h tê khai-káng, </text:p>
        <text:p text:style-name="P1"/>
        <text:p text:style-name="P1">互相消遣拍抐涼。</text:p>
        <text:p text:style-name="P1">hōo-siong siau-khián phah-lā-liâng. </text:p>
        <text:p text:style-name="P1"/>
        <text:p text:style-name="P1">阮一睏仔就行到大湖邊，</text:p>
        <text:p text:style-name="P1">Guán tsi̍t-khùn-á tō kiânn kàu tuā-ôo-pinn, </text:p>
        <text:p text:style-name="P1"/>
        <text:p text:style-name="P1">湖裡有兩對鴛鴦佇遐耍水。</text:p>
        <text:p text:style-name="P1">ôo--lí ū nn̄g tuì uan-iunn tī hia sńg tsuí. </text:p>
        <text:p text:style-name="P1"/>
        <text:p text:style-name="P1"><text:soft-page-break/>看in恩恩愛愛，</text:p>
        <text:p text:style-name="P1">Khuànn in un-un-ài-ài, </text:p>
        <text:p text:style-name="P1"/>
        <text:p text:style-name="P1">逍遙自在的模樣，</text:p>
        <text:p text:style-name="P1">siau-iâu tsū-tsāi ê bôo-iūnn, </text:p>
        <text:p text:style-name="P1"/>
        <text:p text:style-name="P1">實在足古錐。</text:p>
        <text:p text:style-name="P1">si̍t-tsāi tsiok kóo-tsui. </text:p>
        <text:p text:style-name="P1"/>
        <text:p text:style-name="P1">日頭照佇水面，</text:p>
        <text:p text:style-name="P1">Ji̍t-thâu tsiò tī tsuí-bīn, </text:p>
        <text:p text:style-name="P1"/>
        <text:p text:style-name="P1">牽出一絲一絲、爍咧爍咧的魚鱗光，</text:p>
        <text:p text:style-name="P1">khan tshut tsi̍t si tsi̍t si, sih --leh sih --leh ê hî-lân kng, </text:p>
        <text:p text:style-name="P1"/>
        <text:p text:style-name="P1">佮岸邊山林的倒影織出一幅美麗的圖樣。</text:p>
        <text:p text:style-name="P1">kah huānn-pinn san-lîm ê tò-iánn tsit tshut tsi̍t pak bí-lē ê tôo-iūnn. </text:p>
        <text:p text:style-name="P1"/>
        <text:p text:style-name="P1">有遮媠的景緻，</text:p>
        <text:p text:style-name="P1">Ū tsiah suí ê kíng-tì, </text:p>
        <text:p text:style-name="P1"/>
        <text:p text:style-name="P1">莫怪遊客相爭欲翕相做紀念。 </text:p>
        <text:p text:style-name="P1">bo̍k-kuài iû-kheh sio-tsenn beh hip-siòng tsò kì-liām.</text:p>
        <text:p text:style-name="P1"/>
        <text:p text:style-name="P1">情人湖是對六條溪仔水相佮來的，</text:p>
        <text:p text:style-name="P1">Tsîng-jîn-ôo sī uì la̍k tiâu khe-á-tsuí sann-kap lâi ê, </text:p>
        <text:p text:style-name="P1"/>
        <text:p text:style-name="P1">形體親像珊瑚仝款。</text:p>
        <text:p text:style-name="P1">hîng-thé tshin-tshiūnn suan-ôo kāng-khuán. </text:p>
        <text:p text:style-name="P1"/>
        <text:p text:style-name="P1">這條環湖的山路，</text:p>
        <text:p text:style-name="P1">Tsit tiâu khuân ôo ê suann-lōo, </text:p>
        <text:p text:style-name="P1"/>
        <text:p text:style-name="P1">闊度干焦一米外，</text:p>
        <text:p text:style-name="P1">khuah-tōo kan-na tsi̍t bí guā, </text:p>
        <text:p text:style-name="P1"/>
        <text:p text:style-name="P1">目睭瞭過去四箍輾轉攏是青ling-ling的樹仔欉。</text:p>
        <text:p text:style-name="P1">ba̍k-tsiu lió --kuè-khì sì-khoo-liàn-tńg lóng sī tshenn-ling-ling ê tshiū-á-tsâng. </text:p>
        <text:p text:style-name="P1"/>
        <text:p text:style-name="P1">佇遮爾清幽的小路仔散步，</text:p>
        <text:p text:style-name="P1">Tī tsiah-nī tshing-iu ê sió-lōo-á sàn-pōo, </text:p>
        <text:p text:style-name="P1"/>
        <text:p text:style-name="P1">阮不時會聽著鳥仔的叫聲，</text:p>
        <text:p text:style-name="P1">guán put-sî ē thiann-tio̍h tsiáu-á ê kiò-siann, </text:p>
        <text:p text:style-name="P1"/>
        <text:p text:style-name="P1">會看著膨鼠佇遐跳來跳去，</text:p>
        <text:p text:style-name="P1">ē khuànn-tio̍h phòng-tshí tī hia thiàu lâi thiàu khì, </text:p>
        <text:p text:style-name="P1"/>
        <text:p text:style-name="P1">閣會使享受天然的#『SPA』#，</text:p>
        <text:p text:style-name="P1">koh ē-sái hiáng-siū thian-jiân ê #‘SPA’#, </text:p>
        <text:p text:style-name="P1"/>
        <text:p text:style-name="P1">實在真福氣。</text:p>
        <text:p text:style-name="P1">si̍t-tsāi tsin hok-khì.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吊橋彼爿，</text:p>
        <text:p text:style-name="P1">Tiàu-kiô hit pîng, </text:p>
        <text:p text:style-name="P1"/>
        <text:p text:style-name="P1">有幾若个囡仔兄佇遐幌來幌去，</text:p>
        <text:p text:style-name="P1">ū kuí-nā ê gín-á-hiann tī hia hàinn lâi hàinn khì, </text:p>
        <text:p text:style-name="P1"/>
        <text:p text:style-name="P1">in檢采是咧創治頭前彼對愛人仔的款。</text:p>
        <text:p text:style-name="P1">in kiám-tshái sī teh tshòng-tī thâu-tsîng hit tuì ài-jîn-á ê khuán. </text:p>
        <text:p text:style-name="P1"/>
        <text:p text:style-name="P1">聽講這條情人橋有一種魔力，</text:p>
        <text:p text:style-name="P1">Thiann-kóng tsit tiâu tsîng-jîn-kiô ū tsi̍t tsióng môo-li̍k, </text:p>
        <text:p text:style-name="P1"/>
        <text:p text:style-name="P1">若愛人仔來遮𨑨迌，</text:p>
        <text:p text:style-name="P1">nā ài-jîn-á lâi tsia tshit-thô, </text:p>
        <text:p text:style-name="P1"/>
        <text:p text:style-name="P1">手牽手行過情人橋，</text:p>
        <text:p text:style-name="P1">tshiú khan tshiú kiânn-kuè tsîng-jîn-kiô, </text:p>
        <text:p text:style-name="P1"/>
        <text:p text:style-name="P1">就會結成美滿的姻緣喔！</text:p>
        <text:p text:style-name="P1">tō ē kiat sîng bí-buán ê in-iân --ooh!</text:p>
        <text:p text:style-name="P1"/>
        <text:p text:style-name="P1"/>
        <text:p text:style-name="P1">阮遮的少年家仔真有氣力，</text:p>
        <text:p text:style-name="P1">Guán tsia-ê siàu-liân-ke-á tsin ū khuì-la̍t, </text:p>
        <text:p text:style-name="P1"/>
        <text:p text:style-name="P1">拚做頭前斡倒爿䖙對鴟鴞石遐去。</text:p>
        <text:p text:style-name="P1">piànn-tsò thâu-tsîng uat tò-pîng the tuì bā-hio̍h-tsio̍h hia khì. </text:p>
        <text:p text:style-name="P1"/>
        <text:p text:style-name="P1">這條線路的塗跤攏鋪細粒石仔，</text:p>
        <text:p text:style-name="P1">Tsit tiâu suànn-lōo ê thôo-kha lóng phoo sè lia̍p tsio̍h-á, </text:p>
        <text:p text:style-name="P1"/>
        <text:p text:style-name="P1">有坎仔嘛有平路。</text:p>
        <text:p text:style-name="P1">ū khám-á mā ū pênn lōo. </text:p>
        <text:p text:style-name="P1"/>
        <text:p text:style-name="P1">坎仔起起落落毋但袂崎，</text:p>
        <text:p text:style-name="P1">Khám-á khí-khí-lo̍h-lo̍h m̄-nā bē kiā, </text:p>
        <text:p text:style-name="P1"/>
        <text:p text:style-name="P1">閣會當享受予石頭仔掠龍的爽快。</text:p>
        <text:p text:style-name="P1">koh ē-tàng hiáng-siū hōo tsio̍h-thâu-á lia̍h-lîng ê sóng-khuài. </text:p>
        <text:p text:style-name="P1"/>
        <text:p text:style-name="P1">沿路有幾若座觀景台，</text:p>
        <text:p text:style-name="P1">Iân-lōo ū kuí-nā tsō kuan-kíng-tâi, </text:p>
        <text:p text:style-name="P1"/>
        <text:p text:style-name="P1">青翠的山崙仔一崙一崙、重重疊疊，</text:p>
        <text:p text:style-name="P1">tshenn-tshuì ê suann-lūn-á tsi̍t lūn tsi̍t lūn, tîng-tîng-tha̍h-tha̍h, </text:p>
        <text:p text:style-name="P1"/>
        <text:p text:style-name="P1">涼涼的風裡有淡薄仔柚仔花芳。</text:p>
        <text:p text:style-name="P1">liâng-liâng ê hong--lí ū tām-po̍h-á iū-á-hue-phang. </text:p>
        <text:p text:style-name="P1"/>
        <text:p text:style-name="P1">「阿爸！阿母！恁緊來！」</text:p>
        <text:p text:style-name="P1">“A-pah! A-bú! Lín kín lâi!” </text:p>
        <text:p text:style-name="P1"/>
        <text:p text:style-name="P1">哇！</text:p>
        <text:p text:style-name="P1">Uah! </text:p>
        <text:p text:style-name="P1"/>
        <text:p text:style-name="P1">目睭前出現一片大海，</text:p>
        <text:p text:style-name="P1">Ba̍k-tsiu-tsîng tshut-hiān tsi̍t phìan tuā-hái, </text:p>
        <text:p text:style-name="P1"><text:soft-page-break/></text:p>
        <text:p text:style-name="P1">景緻有夠開闊。</text:p>
        <text:p text:style-name="P1">kíng-tì ū-kàu khui-khuah. </text:p>
        <text:p text:style-name="P1"/>
        <text:p text:style-name="P1">阿叔講：「山跤是木山澳仔，</text:p>
        <text:p text:style-name="P1">A-tsik kóng: “Suann-kha sī Bo̍k-san-ò-á, </text:p>
        <text:p text:style-name="P1"/>
        <text:p text:style-name="P1">倒手爿是野柳海角，</text:p>
        <text:p text:style-name="P1">tò-tshiú-pîng sī Iá-liú hái-kak, </text:p>
        <text:p text:style-name="P1"/>
        <text:p text:style-name="P1">頭前彼粒是基隆嶼，</text:p>
        <text:p text:style-name="P1">thâu-tsîng hit lia̍p sī Ke-lâng-sū, </text:p>
        <text:p text:style-name="P1"/>
        <text:p text:style-name="P1">正手爿是澳底漁港。」</text:p>
        <text:p text:style-name="P1">tsiànn-tshiú-pîng sī Ò-té hî-káng.” </text:p>
        <text:p text:style-name="P1"/>
        <text:p text:style-name="P1">遠遠看過去閣有幾隻漁船仔欲出海去掠魚，</text:p>
        <text:p text:style-name="P1">Hn̄g-hn̄g khuànn --kuè-khì koh ū kuí tsiah hî-tsûn-á beh tshut-hái khì lia̍h hî, </text:p>
        <text:p text:style-name="P1"/>
        <text:p text:style-name="P1"/>
        <text:p text:style-name="P1">鼻著的是薄薄仔清芳濫鹹甜仔鹹甜的海水味。</text:p>
        <text:p text:style-name="P1">phīnn--tio̍h --ê sī po̍h-po̍h-á tshing-phang lām kiâm-tinn-á kiâm-tinn ê hái-tsuí bī.</text:p>
        <text:p text:style-name="P1"/>
        <text:p text:style-name="P1">阿爸笑笑仔講：「恁基隆有遮爾媠的後花園，</text:p>
        <text:p text:style-name="P1">A-pah tshiò-tshiò-á kóng: “Lín Ke-lâng ū tsiah-nī suí ê āu-hue-hn̂g, </text:p>
        <text:p text:style-name="P1"/>
        <text:p text:style-name="P1">也無較早講咧！」</text:p>
        <text:p text:style-name="P1">iā bô khah-tsá kóng --leh!” </text:p>
        <text:p text:style-name="P1"/>
        <text:p text:style-name="P1">阿叔共阿爸的肩胛頭搭一下講：</text:p>
        <text:p text:style-name="P1">A-tsik kā a-pah ê king-kah-thâu tah --tsi̍t-ē kóng: </text:p>
        <text:p text:style-name="P1"/>
        <text:p text:style-name="P1">「行！咱來去碧砂漁港食海產！」</text:p>
        <text:p text:style-name="P1">“Kiânn! <text:s/>Lán lâi-khì Phik-sua hî-káng tsia̍h hái-sán!”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14f4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63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2:13:57.618425050</dc:date>
    <meta:editing-duration>PT3M1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32" meta:word-count="1212" meta:character-count="3691" meta:non-whitespace-character-count="3264"/>
  </office:meta>
</office:document-meta>
</file>